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16.8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 Firefox et Google Chrome)</text:p>
            <text:p>  - Pas de liens vers des pages inexistantes</text:p>
            <text:p>  - Pas d'images absentes</text:p>
            <text:p>  - Page active indiquée dans la navigation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Total</text:p>
          </table:table-cell>
          <table:covered-table-cell table:number-columns-repeated="5" table:style-name="ce16"/>
          <table:table-cell table:style-name="ce16" table:formula="of:=SUM([.G2:.G5])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5">
          <table:table-cell table:style-name="ce9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a sémantique HTML (pas de balises &lt;br&gt; inappropriées…)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&lt;br&gt;</text:p>
          </table:table-cell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Bon nommage des fichier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Les images possèdent l'attribut "alt" avec une valeur si c'est pertinent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en a tr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olices d'écriture en rem</text:p>
          </table:table-cell>
          <table:table-cell table:number-columns-repeated="6"/>
          <table:table-cell table:style-name="ce20" office:value-type="string" calcext:value-type="string">
            <text:p>-1,5 pts s'il y en a trop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6" table:number-rows-spanned="1">
            <text:p>Total</text:p>
          </table:table-cell>
          <table:covered-table-cell table:number-columns-repeated="5" table:style-name="ce16"/>
          <table:table-cell table:style-name="ce16" table:formula="of:=SUM([.G9:.G17])" office:value-type="float" office:value="0" calcext:value-type="float">
            <text:p>0</text:p>
          </table:table-cell>
          <table:table-cell table:style-name="ce16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9:04:01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2-01-24T10:31:29.901000000</dc:date>
    <meta:editing-duration>PT16H23M57S</meta:editing-duration>
    <meta:editing-cycles>49</meta:editing-cycles>
    <meta:document-statistic meta:table-count="1" meta:cell-count="24" meta:object-count="0"/>
  </office:meta>
</office:document-meta>
</file>